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24-11-07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23-11-1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22-11-11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21-11-0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20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19-11-07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18-11-14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17-11-0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16-11-2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1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1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0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0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0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200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9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8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8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7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202</text:p>
          </table:table-cell>
          <table:table-cell office:value-type="string" calcext:value-type="string">
            <text:p>195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